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3.466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3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BCORTIC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5" table:default-cell-style-name="ce4"/>
        <table:table-column table:style-name="co2" table:number-columns-repeated="16371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72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FA" table:style-name="ta1">
        <table:table-column table:style-name="co4" table:default-cell-style-name="ce3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2" table:number-columns-repeated="16362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style-name="ce13" office:value-type="string" calcext:value-type="string">
            <text:p>same/better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3.6" calcext:value-type="float">
            <text:p>83.6</text:p>
          </table:table-cell>
          <table:table-cell office:value-type="float" office:value="83.4" calcext:value-type="float">
            <text:p>83.4</text:p>
          </table:table-cell>
          <table:table-cell table:style-name="Default" table:number-columns-repeated="5"/>
          <table:table-cell table:number-columns-repeated="16357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office:value-type="float" office:value="82.3" calcext:value-type="float">
            <text:p>82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3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2.5" calcext:value-type="float">
            <text:p>82.5</text:p>
          </table:table-cell>
          <table:table-cell office:value-type="float" office:value="83.3" calcext:value-type="float">
            <text:p>83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3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4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🡑</text:p>
          </table:table-cell>
          <table:table-cell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6" office:value-type="string" calcext:value-type="string">
            <text:p>🡓</text:p>
          </table:table-cell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6373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MD" table:style-name="ta1">
        <table:table-column table:style-name="co8" table:default-cell-style-name="ce3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number-columns-repeated="16368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3:57:15.421676181</dc:date>
    <meta:editing-duration>PT2H30M57S</meta:editing-duration>
    <meta:editing-cycles>34</meta:editing-cycles>
    <meta:generator>LibreOffice/7.6.6.3$Linux_X86_64 LibreOffice_project/60$Build-3</meta:generator>
    <meta:document-statistic meta:table-count="3" meta:cell-count="1685" meta:object-count="0"/>
  </office:meta>
</office:document-meta>
</file>